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834000000FE978E1B0BF6B3AED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CJK TC1" svg:font-family="'Noto Sans CJK TC'" style:font-family-generic="swiss"/>
    <style:font-face style:name="PowerlineSymbols" svg:font-family="PowerlineSymbols" style:font-pitch="fixed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Liberation Serif1" svg:font-family="'Liberation Serif'" style:font-pitch="variable"/>
    <style:font-face style:name="PowerlineSymbols1" svg:font-family="PowerlineSymbols" style:font-pitch="variable"/>
    <style:font-face style:name="Ubuntu" svg:font-family="Ubuntu" style:font-pitch="variable"/>
    <style:font-face style:name="jf open 粉圓 1.1" svg:font-family="'jf open 粉圓 1.1'" style:font-adornments="標準" style:font-pitch="variable"/>
    <style:font-face style:name="jf open 粉圓 1.11" svg:font-family="'jf open 粉圓 1.1'" style:font-adornments="粗體" style:font-pitch="variable"/>
    <style:font-face style:name="jf open 粉圓 1.12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Heading_20_2">
      <style:text-properties officeooo:paragraph-rsid="00274b3d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text-align="center" style:justify-single-word="false" fo:break-before="page"/>
      <style:text-properties fo:font-size="68.5500030517578pt" officeooo:rsid="00244a5e" officeooo:paragraph-rsid="00244a5e" style:font-size-asian="60pt" style:font-size-complex="68.5500030517578pt"/>
    </style:style>
    <style:style style:name="P6" style:family="paragraph" style:parent-style-name="Text_20_body">
      <style:paragraph-properties fo:text-align="center" style:justify-single-word="false"/>
      <style:text-properties fo:font-size="68.5500030517578pt" officeooo:rsid="00244a5e" officeooo:paragraph-rsid="00244a5e" style:font-size-asian="60pt" style:font-size-complex="68.5500030517578pt"/>
    </style:style>
    <style:style style:name="P7" style:family="paragraph" style:parent-style-name="Text_20_body">
      <style:paragraph-properties fo:text-align="center" style:justify-single-word="false"/>
      <style:text-properties fo:font-size="68.5500030517578pt" officeooo:paragraph-rsid="002d5e75" style:font-size-asian="60pt" style:font-size-complex="68.5500030517578pt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text-properties officeooo:paragraph-rsid="004015f6"/>
    </style:style>
    <style:style style:name="P10" style:family="paragraph" style:parent-style-name="Standard">
      <style:paragraph-properties fo:text-align="center" style:justify-single-word="false"/>
      <style:text-properties fo:font-size="68.5500030517578pt" officeooo:rsid="000b9bb5" officeooo:paragraph-rsid="000b9bb5" style:font-size-asian="60pt" style:font-size-complex="68.5500030517578pt"/>
    </style:style>
    <style:style style:name="P11" style:family="paragraph" style:parent-style-name="Standard">
      <style:paragraph-properties fo:text-align="center" style:justify-single-word="false"/>
      <style:text-properties fo:font-size="68.5500030517578pt" officeooo:paragraph-rsid="000b9bb5" style:font-size-asian="60pt" style:font-size-complex="68.5500030517578pt"/>
    </style:style>
    <style:style style:name="P12" style:family="paragraph" style:parent-style-name="Heading_20_3">
      <style:text-properties officeooo:paragraph-rsid="004015f6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Text_20_body" style:list-style-name="L13"/>
    <style:style style:name="P25" style:family="paragraph" style:parent-style-name="Text_20_body" style:list-style-name="L14">
      <style:text-properties officeooo:paragraph-rsid="002d5e75"/>
    </style:style>
    <style:style style:name="T1" style:family="text">
      <style:text-properties fo:color="#5983b0"/>
    </style:style>
    <style:style style:name="T2" style:family="text">
      <style:text-properties fo:color="#5983b0" officeooo:rsid="0019c135"/>
    </style:style>
    <style:style style:name="T3" style:family="text">
      <style:text-properties fo:color="#5983b0" officeooo:rsid="00171432"/>
    </style:style>
    <style:style style:name="T4" style:family="text">
      <style:text-properties officeooo:rsid="0018e631"/>
    </style:style>
    <style:style style:name="T5" style:family="text">
      <style:text-properties officeooo:rsid="0019c135"/>
    </style:style>
    <style:style style:name="T6" style:family="text">
      <style:text-properties officeooo:rsid="00171432"/>
    </style:style>
    <style:style style:name="T7" style:family="text">
      <style:text-properties officeooo:rsid="0044fe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text:bullet-char="•">
        <style:list-level-properties text:space-before="1.995cm" text:min-label-width="0.499cm"/>
        <style:text-properties style:font-name="OpenSymbol"/>
      </text:list-level-style-bullet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10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12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oft-page-break/>近程（錄取到開學）</text:h>
      <text:list xml:id="list2885866990" text:style-name="L1">
        <text:list-item>
          <text:p text:style-name="P13">學校學業：</text:p>
        </text:list-item>
      </text:list>
      <text:list xml:id="list1929347677" text:style-name="L2">
        <text:list-item>
          <text:list>
            <text:list-item>
              <text:p text:style-name="P14">完成高三下學業，其中數學的微積分是大學理工科必備的知識，所以我會提前預習並精熟。 </text:p>
            </text:list-item>
            <text:list-item>
              <text:p text:style-name="P14">在<text:span text:style-name="T1">大學先修課程暨認證資訊平台</text:span>先學習大學課程。</text:p>
            </text:list-item>
          </text:list>
        </text:list-item>
      </text:list>
      <text:list xml:id="list103945115769005" text:continue-list="list2885866990" text:style-name="L1">
        <text:list-item>
          <text:p text:style-name="P13">英文能力：</text:p>
        </text:list-item>
      </text:list>
      <text:list xml:id="list1807451012" text:style-name="L3">
        <text:list-item>
          <text:list>
            <text:list-item>
              <text:p text:style-name="P15">閱讀英文雜誌，觀看英文影片，達到<text:span text:style-name="T1">多益 950 分</text:span>以上，提昇英文能力，使學習、溝通更順暢。</text:p>
            </text:list-item>
          </text:list>
        </text:list-item>
      </text:list>
      <text:list xml:id="list103946387996358" text:continue-list="list103945115769005" text:style-name="L1">
        <text:list-item>
          <text:p text:style-name="P13">程式方面：</text:p>
        </text:list-item>
      </text:list>
      <text:list xml:id="list520186892" text:style-name="L4">
        <text:list-item>
          <text:p text:style-name="P16">在機器學習、AI 更加身加廣學習，其中我比較感興趣的是視覺辨識，這項技術已經應用在很多領域了。 </text:p>
        </text:list-item>
      </text:list>
      <text:list xml:id="list103946181713858" text:continue-list="list103946387996358" text:style-name="L1">
        <text:list-item>
          <text:p text:style-name="P13">擴展視野：</text:p>
        </text:list-item>
      </text:list>
      <text:list xml:id="list3030986093" text:style-name="L5">
        <text:list-item>
          <text:p text:style-name="P17">參加各種<text:span text:style-name="T1">技術研討會</text:span>，閱讀期刊、雜誌級學術論文。 </text:p>
        </text:list-item>
      </text:list>
      <text:h text:style-name="Heading_20_2" text:outline-level="2">中程（大學四年）</text:h>
      <text:list xml:id="list2381457220" text:style-name="L6">
        <text:list-item>
          <text:p text:style-name="P18">大一到大二 </text:p>
        </text:list-item>
      </text:list>
      <text:list xml:id="list3411514768" text:style-name="L7">
        <text:list-item>
          <text:p text:style-name="P19">學習必修課程，如<text:span text:style-name="T1">電子電路、網際網路概論</text:span>、進階的程式語言 </text:p>
        </text:list-item>
        <text:list-item>
          <text:p text:style-name="P19">跨領域學習其他相關科系課程，如機械相關課程。 </text:p>
        </text:list-item>
        <text:list-item>
          <text:p text:style-name="P19">養成持續運動習慣，強身健體，如跑步、騎腳踏車。 </text:p>
        </text:list-item>
      </text:list>
      <text:list xml:id="list1721676876" text:style-name="L9">
        <text:list-item>
          <text:p text:style-name="P20">持續增進木工、機械方面的能力與知識 。</text:p>
        </text:list-item>
        <text:list-item>
          <text:p text:style-name="P20">尋找企業<text:span text:style-name="T1">實習</text:span>機會，了解產業實務 。</text:p>
        </text:list-item>
      </text:list>
      <text:list xml:id="list858827484" text:style-name="L10">
        <text:list-item>
          <text:p text:style-name="P21">大三 </text:p>
        </text:list-item>
      </text:list>
      <text:list xml:id="list1882201164" text:style-name="L11">
        <text:list-item>
          <text:p text:style-name="P22">尋找指導教授，參與研計畫 </text:p>
        </text:list-item>
        <text:list-item>
          <text:p text:style-name="P22">準備大四畢業專題 <text:s/></text:p>
        </text:list-item>
      </text:list>
      <text:list xml:id="list2733838650" text:style-name="L12">
        <text:list-item>
          <text:p text:style-name="P23"><text:soft-page-break/>大四 </text:p>
        </text:list-item>
      </text:list>
      <text:list xml:id="list740924037" text:style-name="L13">
        <text:list-item>
          <text:p text:style-name="P24">準備考研究所 </text:p>
        </text:list-item>
        <text:list-item>
          <text:p text:style-name="P24">發表專題成果 </text:p>
        </text:list-item>
      </text:list>
      <text:h text:style-name="P2" text:outline-level="2">遠程（畢業之後）</text:h>
      <text:list xml:id="list1654087720" text:style-name="L14">
        <text:list-item>
          <text:p text:style-name="P25">研究所精進知能，充實學業。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CJK TC1" svg:font-family="'Noto Sans CJK TC'" style:font-family-generic="swiss"/>
    <style:font-face style:name="PowerlineSymbols" svg:font-family="PowerlineSymbols" style:font-pitch="fixed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Liberation Serif1" svg:font-family="'Liberation Serif'" style:font-pitch="variable"/>
    <style:font-face style:name="PowerlineSymbols1" svg:font-family="PowerlineSymbols" style:font-pitch="variable"/>
    <style:font-face style:name="Ubuntu" svg:font-family="Ubuntu" style:font-pitch="variable"/>
    <style:font-face style:name="jf open 粉圓 1.1" svg:font-family="'jf open 粉圓 1.1'" style:font-adornments="標準" style:font-pitch="variable"/>
    <style:font-face style:name="jf open 粉圓 1.11" svg:font-family="'jf open 粉圓 1.1'" style:font-adornments="粗體" style:font-pitch="variable"/>
    <style:font-face style:name="jf open 粉圓 1.12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jf open 粉圓 1.1" fo:font-family="'jf open 粉圓 1.1'" style:font-style-name="標準" style:font-pitch="variable" fo:background-color="transparent" style:font-name-asian="jf open 粉圓 1.1" style:font-family-asian="'jf open 粉圓 1.1'" style:font-style-name-asian="標準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ize="20pt" style:font-size-asian="20pt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 style:master-page-name="">
      <style:paragraph-properties fo:margin-top="0.55cm" fo:margin-bottom="0.409cm" loext:contextual-spacing="false" style:page-number="auto"/>
      <style:text-properties fo:color="#1e6a39" style:font-name="jf open 粉圓 1.12" fo:font-family="'jf open 粉圓 1.1'" style:font-style-name="義式粗斜體" style:font-pitch="variable" fo:font-size="24pt" fo:font-style="normal" fo:font-weight="normal" style:font-name-asian="jf open 粉圓 1.11" style:font-family-asian="'jf open 粉圓 1.1'" style:font-style-name-asian="粗體" style:font-pitch-asian="variable" style:font-size-asian="24pt" style:font-weight-asian="normal" style:font-name-complex="Noto Sans CJK TC" style:font-family-complex="'Noto Sans CJK TC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5cm" fo:margin-bottom="0.51cm" loext:contextual-spacing="false"/>
      <style:text-properties fo:color="#1e6a39" style:font-name="jf open 粉圓 1.11" fo:font-family="'jf open 粉圓 1.1'" style:font-style-name="粗體" style:font-pitch="variable" fo:font-size="21pt" fo:font-weight="normal" style:font-name-asian="jf open 粉圓 1.11" style:font-family-asian="'jf open 粉圓 1.1'" style:font-style-name-asian="粗體" style:font-pitch-asian="variable" style:font-size-asian="21pt" style:font-weight-asian="normal" style:font-name-complex="Noto Sans CJK TC" style:font-family-complex="'Noto Sans CJK TC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cm" fo:margin-bottom="0.51cm" loext:contextual-spacing="false"/>
      <style:text-properties fo:color="#1e6a39" style:font-name="jf open 粉圓 1.12" fo:font-family="'jf open 粉圓 1.1'" style:font-style-name="義式粗斜體" style:font-pitch="variable" fo:font-size="20pt" fo:font-style="normal" fo:font-weight="normal" style:font-name-asian="jf open 粉圓 1.11" style:font-family-asian="'jf open 粉圓 1.1'" style:font-style-name-asian="粗體" style:font-pitch-asian="variable" style:font-size-asian="20pt" style:font-weight-asian="normal" style:font-name-complex="Noto Sans CJK TC" style:font-family-complex="'Noto Sans CJK TC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cm" fo:margin-bottom="0.51cm" loext:contextual-spacing="false"/>
      <style:text-properties fo:color="#1e6a39" style:font-name="jf open 粉圓 1.12" fo:font-family="'jf open 粉圓 1.1'" style:font-style-name="義式粗斜體" style:font-pitch="variable" fo:font-size="16pt" fo:font-style="normal" fo:font-weight="bold" style:font-name-asian="jf open 粉圓 1.11" style:font-family-asian="'jf open 粉圓 1.1'" style:font-style-name-asian="粗體" style:font-pitch-asian="variable" style:font-size-asian="16pt" style:font-weight-asian="bold" style:font-name-complex="Noto Sans CJK TC" style:font-family-complex="'Noto Sans CJK TC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TC" style:font-family-asian="'Noto Sans Mono CJK T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left="0.499cm" fo:margin-right="0.499cm" fo:margin-top="0.6cm" fo:margin-bottom="0.499cm" style:wrap="dynamic" style:number-wrapped-paragraphs="no-limit" style:wrap-contour="false" style:vertical-pos="top" style:vertical-rel="paragraph" style:horizontal-pos="center" style:horizontal-rel="paragraph" fo:padding="0cm" fo:border="none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/><draw:frame draw:style-name="Mfr1" draw:name="影像4" text:anchor-type="char" svg:x="-2.055cm" svg:y="-2.02cm" svg:width="21.001cm" svg:height="2.565cm" draw:z-index="1"><draw:image xlink:href="Pictures/1000020100000834000000FE978E1B0BF6B3AED6.png" xlink:type="simple" xlink:show="embed" xlink:actuate="onLoad" loext:mime-type="image/pn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9:20:50.327721034</meta:creation-date>
    <dc:date>2021-04-01T10:39:44.169477156</dc:date>
    <meta:editing-duration>PT2H3M18S</meta:editing-duration>
    <meta:editing-cycles>21</meta:editing-cycles>
    <meta:generator>LibreOffice/6.4.6.2$Linux_X86_64 LibreOffice_project/40$Build-2</meta:generator>
    <meta:document-statistic meta:table-count="0" meta:image-count="1" meta:object-count="0" meta:page-count="4" meta:paragraph-count="26" meta:word-count="397" meta:character-count="429" meta:non-whitespace-character-count="408"/>
  </office:meta>
</office:document-meta>
</file>